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Спирт</text:p>
          </table:table-cell>
          <table:table-cell office:value-type="string" calcext:value-type="string">
            <text:p>delta P, 0.2 mm al</text:p>
          </table:table-cell>
          <table:table-cell office:value-type="string" calcext:value-type="string">
            <text:p>p min</text:p>
          </table:table-cell>
          <table:table-cell office:value-type="string" calcext:value-type="string">
            <text:p>d, mm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5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Вода</text:p>
          </table:table-cell>
          <table:table-cell office:value-type="string" calcext:value-type="string">
            <text:p>delta P, 0.2 mm al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, K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h1, m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table:formula="of:=[.C5]+273" office:value-type="float" office:value="298" calcext:value-type="float">
            <text:p>298</text:p>
          </table:table-cell>
          <table:table-cell table:formula="of:=0.0005*[.B5]*0.2*9.8/2" office:value-type="float" office:value="0.07644" calcext:value-type="float">
            <text:p>0,07644</text:p>
          </table:table-cell>
          <table:table-cell table:formula="of:=[.B5]*0.2*9.8" office:value-type="float" office:value="305.76" calcext:value-type="float">
            <text:p>305,76</text:p>
          </table:table-cell>
          <table:table-cell office:value-type="float" office:value="115" calcext:value-type="float">
            <text:p>115</text:p>
          </table:table-cell>
          <table:table-cell office:value-type="float" office:value="11.8" calcext:value-type="float">
            <text:p>11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table:formula="of:=[.C6]+273" office:value-type="float" office:value="303" calcext:value-type="float">
            <text:p>303</text:p>
          </table:table-cell>
          <table:table-cell table:formula="of:=0.0005*[.B6]*0.2*9.8/2" office:value-type="float" office:value="0.07546" calcext:value-type="float">
            <text:p>0,07546</text:p>
          </table:table-cell>
          <table:table-cell table:formula="of:=[.B6]*0.2*9.8" office:value-type="float" office:value="301.84" calcext:value-type="float">
            <text:p>301,8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2,mm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table:formula="of:=[.C7]+273" office:value-type="float" office:value="308" calcext:value-type="float">
            <text:p>308</text:p>
          </table:table-cell>
          <table:table-cell table:formula="of:=0.0005*[.B7]*0.2*9.8/2" office:value-type="float" office:value="0.07497" calcext:value-type="float">
            <text:p>0,07497</text:p>
          </table:table-cell>
          <table:table-cell table:formula="of:=[.B7]*0.2*9.8" office:value-type="float" office:value="299.88" calcext:value-type="float">
            <text:p>299,8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7.5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table:formula="of:=[.C8]+273" office:value-type="float" office:value="313" calcext:value-type="float">
            <text:p>313</text:p>
          </table:table-cell>
          <table:table-cell table:formula="of:=0.0005*[.B8]*0.2*9.8/2" office:value-type="float" office:value="0.07448" calcext:value-type="float">
            <text:p>0,07448</text:p>
          </table:table-cell>
          <table:table-cell table:formula="of:=[.B8]*0.2*9.8" office:value-type="float" office:value="297.92" calcext:value-type="float">
            <text:p>297,92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C9]+273" office:value-type="float" office:value="318" calcext:value-type="float">
            <text:p>318</text:p>
          </table:table-cell>
          <table:table-cell table:formula="of:=0.0005*[.B9]*0.2*9.8/2" office:value-type="float" office:value="0.0735" calcext:value-type="float">
            <text:p>0,0735</text:p>
          </table:table-cell>
          <table:table-cell table:formula="of:=[.B9]*0.2*9.8"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formula="of:=[.C10]+273" office:value-type="float" office:value="323" calcext:value-type="float">
            <text:p>323</text:p>
          </table:table-cell>
          <table:table-cell table:formula="of:=0.0005*[.B10]*0.2*9.8/2" office:value-type="float" office:value="0.07301" calcext:value-type="float">
            <text:p>0,07301</text:p>
          </table:table-cell>
          <table:table-cell table:formula="of:=[.B10]*0.2*9.8" office:value-type="float" office:value="292.04" calcext:value-type="float">
            <text:p>292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table:formula="of:=[.C11]+273" office:value-type="float" office:value="328" calcext:value-type="float">
            <text:p>328</text:p>
          </table:table-cell>
          <table:table-cell table:formula="of:=0.0005*[.B11]*0.2*9.8/2" office:value-type="float" office:value="0.07203" calcext:value-type="float">
            <text:p>0,07203</text:p>
          </table:table-cell>
          <table:table-cell table:formula="of:=[.B11]*0.2*9.8" office:value-type="float" office:value="288.12" calcext:value-type="float">
            <text:p>288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table:formula="of:=[.C12]+273" office:value-type="float" office:value="333" calcext:value-type="float">
            <text:p>333</text:p>
          </table:table-cell>
          <table:table-cell table:formula="of:=0.0005*[.B12]*0.2*9.8/2" office:value-type="float" office:value="0.07154" calcext:value-type="float">
            <text:p>0,07154</text:p>
          </table:table-cell>
          <table:table-cell table:formula="of:=[.B12]*0.2*9.8" office:value-type="float" office:value="286.16" calcext:value-type="float">
            <text:p>286,1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/Pi</text:p>
          </table:table-cell>
          <table:table-cell table:number-columns-repeated="6"/>
        </table:table-row>
        <table:table-row table:style-name="ro1">
          <table:table-cell/>
          <table:table-cell table:formula="of:=[.D5]*0.00013883333333332" office:value-type="float" office:value="0.0413723333333294" calcext:value-type="float">
            <text:p>0,04137233333333</text:p>
          </table:table-cell>
          <table:table-cell table:formula="of:=[.E5]+[.B16]" office:value-type="float" office:value="0.117812333333329" calcext:value-type="float">
            <text:p>0,117812333333329</text:p>
          </table:table-cell>
          <table:table-cell table:number-columns-repeated="6"/>
        </table:table-row>
        <table:table-row table:style-name="ro1">
          <table:table-cell/>
          <table:table-cell table:formula="of:=[.D6]*0.00013883333333332" office:value-type="float" office:value="0.042066499999996" calcext:value-type="float">
            <text:p>0,042066499999996</text:p>
          </table:table-cell>
          <table:table-cell table:formula="of:=[.E6]+[.B17]" office:value-type="float" office:value="0.117526499999996" calcext:value-type="float">
            <text:p>0,117526499999996</text:p>
          </table:table-cell>
          <table:table-cell table:number-columns-repeated="6"/>
        </table:table-row>
        <table:table-row table:style-name="ro1">
          <table:table-cell/>
          <table:table-cell table:formula="of:=[.D7]*0.00013883333333332" office:value-type="float" office:value="0.0427606666666626" calcext:value-type="float">
            <text:p>0,042760666666663</text:p>
          </table:table-cell>
          <table:table-cell table:formula="of:=[.E7]+[.B18]" office:value-type="float" office:value="0.117730666666663" calcext:value-type="float">
            <text:p>0,117730666666663</text:p>
          </table:table-cell>
          <table:table-cell table:number-columns-repeated="6"/>
        </table:table-row>
        <table:table-row table:style-name="ro1">
          <table:table-cell/>
          <table:table-cell table:formula="of:=[.D8]*0.00013883333333332" office:value-type="float" office:value="0.0434548333333292" calcext:value-type="float">
            <text:p>0,043454833333329</text:p>
          </table:table-cell>
          <table:table-cell table:formula="of:=[.E8]+[.B19]" office:value-type="float" office:value="0.117934833333329" calcext:value-type="float">
            <text:p>0,117934833333329</text:p>
          </table:table-cell>
          <table:table-cell table:number-columns-repeated="6"/>
        </table:table-row>
        <table:table-row table:style-name="ro1">
          <table:table-cell/>
          <table:table-cell table:formula="of:=[.D9]*0.00013883333333332" office:value-type="float" office:value="0.0441489999999958" calcext:value-type="float">
            <text:p>0,044148999999996</text:p>
          </table:table-cell>
          <table:table-cell table:formula="of:=[.E9]+[.B20]" office:value-type="float" office:value="0.117648999999996" calcext:value-type="float">
            <text:p>0,117648999999996</text:p>
          </table:table-cell>
          <table:table-cell table:number-columns-repeated="6"/>
        </table:table-row>
        <table:table-row table:style-name="ro1">
          <table:table-cell/>
          <table:table-cell table:formula="of:=[.D10]*0.00013883333333332" office:value-type="float" office:value="0.0448431666666624" calcext:value-type="float">
            <text:p>0,044843166666663</text:p>
          </table:table-cell>
          <table:table-cell table:formula="of:=[.E10]+[.B21]" office:value-type="float" office:value="0.117853166666662" calcext:value-type="float">
            <text:p>0,117853166666662</text:p>
          </table:table-cell>
          <table:table-cell table:number-columns-repeated="6"/>
        </table:table-row>
        <table:table-row table:style-name="ro1">
          <table:table-cell/>
          <table:table-cell table:formula="of:=[.D11]*0.00013883333333332" office:value-type="float" office:value="0.045537333333329" calcext:value-type="float">
            <text:p>0,045537333333329</text:p>
          </table:table-cell>
          <table:table-cell table:formula="of:=[.E11]+[.B22]" office:value-type="float" office:value="0.117567333333329" calcext:value-type="float">
            <text:p>0,117567333333329</text:p>
          </table:table-cell>
          <table:table-cell table:number-columns-repeated="6"/>
        </table:table-row>
        <table:table-row table:style-name="ro1">
          <table:table-cell/>
          <table:table-cell table:formula="of:=[.D12]*0.00013883333333332" office:value-type="float" office:value="0.0462314999999956" calcext:value-type="float">
            <text:p>0,046231499999996</text:p>
          </table:table-cell>
          <table:table-cell table:formula="of:=[.E12]+[.B23]" office:value-type="float" office:value="0.117771499999996" calcext:value-type="float">
            <text:p>0,1177714999999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15:36:02.2408239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9:03:32.489356749</meta:creation-date>
    <meta:generator>LibreOffice/6.4.6.2$Linux_X86_64 LibreOffice_project/40$Build-2</meta:generator>
    <dc:date>2021-04-18T18:49:03.265107819</dc:date>
    <meta:editing-duration>PT1H24M27S</meta:editing-duration>
    <meta:editing-cycles>3</meta:editing-cycles>
    <meta:document-statistic meta:table-count="1" meta:cell-count="83" meta:object-count="0"/>
  </office:meta>
</office:document-meta>
</file>